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Dafault">
      <style:text-properties style:font-name="Calibri" style:font-name-complex="Calibri1" style:font-size-complex="11pt" style:font-weight-complex="bold"/>
    </style:style>
    <style:style style:name="P2" style:family="paragraph" style:parent-style-name="Dafault">
      <style:paragraph-properties fo:text-align="center" style:justify-single-word="false"/>
    </style:style>
    <style:style style:name="P3" style:family="paragraph" style:parent-style-name="Dafault">
      <style:paragraph-properties fo:margin-left="0in" fo:margin-right="0in" fo:text-indent="0.4917in" style:auto-text-indent="false"/>
    </style:style>
    <style:style style:name="P4" style:family="paragraph" style:parent-style-name="Dafault" style:list-style-name="WWNum5">
      <style:paragraph-properties fo:margin-left="0.4925in" fo:margin-right="0in" fo:text-indent="-0.1965in" style:auto-text-indent="false"/>
    </style:style>
    <style:style style:name="P5" style:family="paragraph" style:parent-style-name="Dafault">
      <style:paragraph-properties fo:margin-left="0in" fo:margin-right="0in" fo:text-align="center" style:justify-single-word="false" fo:text-indent="0.1339in" style:auto-text-indent="false"/>
    </style:style>
    <style:style style:name="P6" style:family="paragraph" style:parent-style-name="Dafault">
      <style:paragraph-properties fo:margin-left="0.3in" fo:margin-right="0in" fo:text-indent="0in" style:auto-text-indent="false">
        <style:tab-stops>
          <style:tab-stop style:position="1.5508in" style:type="center"/>
          <style:tab-stop style:position="5.1043in" style:type="center"/>
        </style:tab-stops>
      </style:paragraph-properties>
    </style:style>
    <style:style style:name="P7" style:family="paragraph" style:parent-style-name="Lista_5f_level_5f_1" style:list-style-name="">
      <style:paragraph-properties fo:margin-left="0.5in" fo:margin-right="0in" fo:margin-top="0in" fo:margin-bottom="0in" loext:contextual-spacing="false" fo:line-height="100%" fo:text-align="start" style:justify-single-word="false" fo:text-indent="-0.5in" style:auto-text-indent="false">
        <style:tab-stops>
          <style:tab-stop style:position="0.2598in"/>
        </style:tab-stops>
      </style:paragraph-properties>
    </style:style>
    <style:style style:name="P8" style:family="paragraph" style:parent-style-name="Lista_5f_level_5f_1" style:list-style-name="">
      <style:paragraph-properties fo:margin-left="0.2598in" fo:margin-right="0in" fo:text-indent="-0.25in" style:auto-text-indent="false"/>
    </style:style>
    <style:style style:name="P9" style:family="paragraph" style:parent-style-name="Lista_5f_level_5f_1" style:list-style-name="WWNum5">
      <style:paragraph-properties fo:margin-left="0.4925in" fo:margin-right="0in" fo:margin-top="0in" fo:margin-bottom="0in" loext:contextual-spacing="false" fo:text-indent="-0.248in" style:auto-text-indent="false">
        <style:tab-stops>
          <style:tab-stop style:position="0.2598in"/>
        </style:tab-stops>
      </style:paragraph-properties>
    </style:style>
    <style:style style:name="P10" style:family="paragraph" style:parent-style-name="Lista_5f_level_5f_1" style:list-style-name="">
      <style:paragraph-properties fo:margin-left="0.4925in" fo:margin-right="0in" fo:margin-top="0in" fo:margin-bottom="0in" loext:contextual-spacing="false" fo:text-indent="0in" style:auto-text-indent="false">
        <style:tab-stops>
          <style:tab-stop style:position="0.2598in"/>
        </style:tab-stops>
      </style:paragraph-properties>
    </style:style>
    <style:style style:name="P11" style:family="paragraph" style:parent-style-name="Lista_5f_level_5f_1" style:list-style-name="">
      <style:paragraph-properties fo:margin-left="0.4925in" fo:margin-right="0in" fo:margin-top="0in" fo:margin-bottom="0in" loext:contextual-spacing="false" fo:text-indent="0in" style:auto-text-indent="false">
        <style:tab-stops>
          <style:tab-stop style:position="0.2598in"/>
        </style:tab-stops>
      </style:paragraph-properties>
      <style:text-properties style:font-name="Calibri" style:font-name-complex="Calibri1" style:font-size-complex="11pt"/>
    </style:style>
    <style:style style:name="P12" style:family="paragraph" style:parent-style-name="Lista_5f_level_5f_1" style:list-style-name="WWNum2">
      <style:paragraph-properties fo:margin-left="0.3937in" fo:margin-right="0in" fo:text-indent="-0.098in" style:auto-text-indent="false">
        <style:tab-stops>
          <style:tab-stop style:position="0.3937in"/>
        </style:tab-stops>
      </style:paragraph-properties>
    </style:style>
    <style:style style:name="P13" style:family="paragraph" style:parent-style-name="Lista_5f_level_5f_1" style:list-style-name="WWNum2">
      <style:paragraph-properties fo:margin-left="0.3937in" fo:margin-right="0in" fo:text-indent="-0.098in" style:auto-text-indent="false">
        <style:tab-stops>
          <style:tab-stop style:position="0.4925in"/>
        </style:tab-stops>
      </style:paragraph-properties>
    </style:style>
    <style:style style:name="P14" style:family="paragraph" style:parent-style-name="Lista_5f_level_5f_1" style:list-style-name="">
      <style:paragraph-properties fo:margin-left="0.2957in" fo:margin-right="0in" fo:text-indent="0in" style:auto-text-indent="false"/>
      <style:text-properties style:font-name="Calibri" style:font-name-complex="Calibri1"/>
    </style:style>
    <style:style style:name="P15" style:family="paragraph" style:parent-style-name="Lista_5f_level_5f_1" style:list-style-name="WWNum3">
      <style:paragraph-properties fo:margin-left="0.4925in" fo:margin-right="0in" fo:text-indent="-0.1965in" style:auto-text-indent="false">
        <style:tab-stops>
          <style:tab-stop style:position="0.4925in"/>
        </style:tab-stops>
      </style:paragraph-properties>
    </style:style>
    <style:style style:name="P16" style:family="paragraph" style:parent-style-name="Lista_5f_level_5f_1" style:list-style-name="WWNum3">
      <style:paragraph-properties fo:margin-left="0.2598in" fo:margin-right="0in" fo:text-indent="0.0362in" style:auto-text-indent="false">
        <style:tab-stops>
          <style:tab-stop style:position="0.2598in"/>
        </style:tab-stops>
      </style:paragraph-properties>
    </style:style>
    <style:style style:name="P17" style:family="paragraph" style:parent-style-name="Lista_5f_level_5f_1" style:list-style-name="WWNum8">
      <style:paragraph-properties fo:margin-left="0.5909in" fo:margin-right="0in" fo:margin-top="0in" fo:margin-bottom="0in" loext:contextual-spacing="false" fo:text-indent="-0.1972in" style:auto-text-indent="false"/>
    </style:style>
    <style:style style:name="P18" style:family="paragraph" style:parent-style-name="Lista_5f_level_5f_1" style:list-style-name="WWNum8">
      <style:paragraph-properties fo:margin-left="0.5909in" fo:margin-right="0in" fo:margin-top="0in" fo:margin-bottom="0in" loext:contextual-spacing="false" fo:text-indent="-0.1972in" style:auto-text-indent="false">
        <style:tab-stops>
          <style:tab-stop style:position="0.5909in"/>
        </style:tab-stops>
      </style:paragraph-properties>
    </style:style>
    <style:style style:name="P19" style:family="paragraph" style:parent-style-name="Lista_5f_level_5f_1" style:list-style-name="">
      <style:paragraph-properties fo:margin-left="0.25in" fo:margin-right="0in" fo:margin-top="0in" fo:margin-bottom="0in" loext:contextual-spacing="false" fo:text-indent="-0.25in" style:auto-text-indent="false">
        <style:tab-stops>
          <style:tab-stop style:position="0.5909in"/>
        </style:tab-stops>
      </style:paragraph-properties>
      <style:text-properties style:font-name="Calibri" fo:font-weight="bold" style:font-weight-asian="bold" style:font-name-complex="Calibri1" style:font-size-complex="11pt"/>
    </style:style>
    <style:style style:name="P20" style:family="paragraph" style:parent-style-name="Lista_5f_level_5f_2" style:list-style-name="">
      <style:paragraph-properties fo:line-height="100%">
        <style:tab-stops/>
      </style:paragraph-properties>
      <style:text-properties style:font-name="Calibri" style:font-name-complex="Calibri1" style:font-size-complex="11pt"/>
    </style:style>
    <style:style style:name="P21" style:family="paragraph" style:parent-style-name="Lista_5f_level_5f_2" style:list-style-name="WWNum1">
      <style:paragraph-properties fo:line-height="100%"/>
    </style:style>
    <style:style style:name="P22" style:family="paragraph" style:parent-style-name="Lista_5f_level_5f_2" style:list-style-name="WWNum1"/>
    <style:style style:name="P23" style:family="paragraph" style:parent-style-name="Lista_5f_level_5f_2" style:list-style-name="WWNum3">
      <style:paragraph-properties>
        <style:tab-stops/>
      </style:paragraph-properties>
    </style:style>
    <style:style style:name="P24" style:family="paragraph" style:parent-style-name="Lista_5f_level_5f_2" style:list-style-name="">
      <style:paragraph-properties fo:margin-left="0.2957in" fo:margin-right="0in" fo:line-height="100%" fo:text-align="start" style:justify-single-word="false" fo:text-indent="0in" style:auto-text-indent="false">
        <style:tab-stops/>
      </style:paragraph-properties>
    </style:style>
    <style:style style:name="P25" style:family="paragraph" style:parent-style-name="Lista_5f_level_5f_2" style:list-style-name="">
      <style:paragraph-properties fo:margin-left="0.5in" fo:margin-right="0in" fo:line-height="100%" fo:text-indent="-0.0075in" style:auto-text-indent="false">
        <style:tab-stops/>
      </style:paragraph-properties>
    </style:style>
    <style:style style:name="P26" style:family="paragraph" style:parent-style-name="Lista_5f_level_5f_2" style:list-style-name="">
      <style:paragraph-properties fo:margin-left="0.5in" fo:margin-right="0in" fo:line-height="100%" fo:text-indent="-0.0075in" style:auto-text-indent="false">
        <style:tab-stops/>
      </style:paragraph-properties>
      <style:text-properties style:font-name="Calibri" style:font-name-complex="Calibri1" style:font-size-complex="11pt"/>
    </style:style>
    <style:style style:name="P27" style:family="paragraph" style:parent-style-name="Lista_5f_level_5f_2" style:list-style-name="">
      <style:paragraph-properties fo:margin-left="0.25in" fo:margin-right="0in" fo:text-indent="0in" style:auto-text-indent="false">
        <style:tab-stops/>
      </style:paragraph-properties>
      <style:text-properties fo:font-weight="bold" style:font-weight-asian="bold"/>
    </style:style>
    <style:style style:name="P28" style:family="paragraph" style:parent-style-name="Lista_5f_level_5f_2" style:list-style-name="WWNum9">
      <style:paragraph-properties fo:margin-left="0.6898in" fo:margin-right="0in" fo:text-indent="-0.4862in" style:auto-text-indent="false">
        <style:tab-stops/>
      </style:paragraph-properties>
    </style:style>
    <style:style style:name="P29" style:family="paragraph" style:parent-style-name="Lista_5f_level_5f_2" style:list-style-name="WWNum9">
      <style:paragraph-properties fo:margin-left="0.3937in" fo:margin-right="0in" fo:text-indent="0in" style:auto-text-indent="false"/>
    </style:style>
    <style:style style:name="P30" style:family="paragraph" style:parent-style-name="Lista_5f_level_5f_2" style:list-style-name="">
      <style:paragraph-properties fo:margin-left="0.7319in" fo:margin-right="0in" fo:text-indent="-0.25in" style:auto-text-indent="false"/>
    </style:style>
    <style:style style:name="P31" style:family="paragraph" style:parent-style-name="Lista_5f_level_5f_2" style:list-style-name="">
      <style:paragraph-properties fo:margin-left="0.7319in" fo:margin-right="0in" fo:text-indent="-0.25in" style:auto-text-indent="false">
        <style:tab-stops/>
      </style:paragraph-properties>
    </style:style>
    <style:style style:name="P32" style:family="paragraph" style:parent-style-name="No_20_Spacing">
      <style:paragraph-properties fo:margin-left="0.4917in" fo:margin-right="0in" fo:text-indent="0in" style:auto-text-indent="false"/>
    </style:style>
    <style:style style:name="P33" style:family="paragraph" style:parent-style-name="No_20_Spacing">
      <style:paragraph-properties fo:margin-left="0.4917in" fo:margin-right="0in" fo:text-indent="0in" style:auto-text-indent="false"/>
      <style:text-properties style:font-name="Calibri" fo:font-size="11pt" style:font-size-asian="11pt" style:font-name-complex="Calibri1" style:font-size-complex="11pt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justify" style:justify-single-word="false">
        <style:tab-stops>
          <style:tab-stop style:position="6.3in" style:type="right" style:leader-style="solid" style:leader-text="_"/>
        </style:tab-stops>
      </style:paragraph-properties>
    </style:style>
    <style:style style:name="P36" style:family="paragraph" style:parent-style-name="Standard">
      <style:paragraph-properties fo:margin-left="0.3in" fo:margin-right="0in" fo:text-align="center" style:justify-single-word="false" fo:text-indent="0in" style:auto-text-indent="false"/>
    </style:style>
    <style:style style:name="P37" style:family="paragraph" style:parent-style-name="Standard" style:list-style-name="WWNum1">
      <style:paragraph-properties fo:margin-left="0.5in" fo:margin-right="0.05in" fo:margin-top="0in" fo:margin-bottom="0in" loext:contextual-spacing="false" fo:line-height="100%" fo:text-align="justify" style:justify-single-word="false" fo:hyphenation-ladder-count="no-limit" fo:text-indent="-0.25in" style:auto-text-indent="false"/>
      <style:text-properties fo:hyphenate="false" fo:hyphenation-remain-char-count="2" fo:hyphenation-push-char-count="2"/>
    </style:style>
    <style:style style:name="P38" style:family="paragraph" style:parent-style-name="Standard" style:list-style-name="WWNum5">
      <style:paragraph-properties fo:margin-left="0.4925in" fo:margin-right="0in" fo:margin-top="0in" fo:margin-bottom="0in" loext:contextual-spacing="false" fo:line-height="100%" fo:text-align="justify" style:justify-single-word="false" fo:hyphenation-ladder-count="no-limit" fo:text-indent="-0.1965in" style:auto-text-indent="false"/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left="0.4925in" fo:margin-right="0in" fo:text-align="justify" style:justify-single-word="false" fo:text-indent="-0.1965in" style:auto-text-indent="false"/>
    </style:style>
    <style:style style:name="P40" style:family="paragraph" style:parent-style-name="Standard">
      <style:paragraph-properties fo:margin-left="0.4925in" fo:margin-right="0in" fo:margin-top="0in" fo:margin-bottom="0in" loext:contextual-spacing="false" fo:line-height="100%" fo:text-align="justify" style:justify-single-word="false" fo:hyphenation-ladder-count="no-limit" fo:text-indent="0in" style:auto-text-indent="false"/>
      <style:text-properties style:font-name="Calibri" style:font-name-complex="Calibri1" fo:hyphenate="false" fo:hyphenation-remain-char-count="2" fo:hyphenation-push-char-count="2"/>
    </style:style>
    <style:style style:name="P41" style:family="paragraph" style:parent-style-name="Standard">
      <style:paragraph-properties fo:margin-top="0in" fo:margin-bottom="0in" loext:contextual-spacing="false"/>
    </style:style>
    <style:style style:name="P4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 fo:hyphenation-ladder-count="no-limit"/>
      <style:text-properties style:font-name="Calibri" style:font-name-complex="Calibri1" fo:hyphenate="false" fo:hyphenation-remain-char-count="2" fo:hyphenation-push-char-count="2"/>
    </style:style>
    <style:style style:name="P44" style:family="paragraph" style:parent-style-name="Standard">
      <style:paragraph-properties fo:margin-top="0in" fo:margin-bottom="0in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45" style:family="paragraph" style:parent-style-name="Standard">
      <style:paragraph-properties fo:margin-left="0.4925in" fo:margin-right="0in" fo:text-align="justify" style:justify-single-word="false" fo:text-indent="-0.2319in" style:auto-text-indent="false"/>
    </style:style>
    <style:style style:name="P46" style:family="paragraph" style:parent-style-name="Standard" style:list-style-name="WWNum10"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.0354in" style:auto-text-indent="false"/>
      <style:text-properties fo:hyphenate="false" fo:hyphenation-remain-char-count="2" fo:hyphenation-push-char-count="2"/>
    </style:style>
    <style:style style:name="P47" style:family="paragraph" style:parent-style-name="Standard">
      <style:paragraph-properties fo:margin-left="0.6898in" fo:margin-right="0in" fo:margin-top="0in" fo:margin-bottom="0in" loext:contextual-spacing="false" fo:text-align="justify" style:justify-single-word="false" fo:text-indent="-0.0984in" style:auto-text-indent="false"/>
    </style:style>
    <style:style style:name="P48" style:family="paragraph" style:parent-style-name="Standard">
      <style:paragraph-properties fo:margin-left="0.6874in" fo:margin-right="0in" fo:margin-top="0in" fo:margin-bottom="0in" loext:contextual-spacing="false" fo:text-align="justify" style:justify-single-word="false" fo:text-indent="-0.0965in" style:auto-text-indent="false"/>
    </style:style>
    <style:style style:name="P49" style:family="paragraph" style:parent-style-name="Standard" style:list-style-name="WWNum4">
      <style:paragraph-properties fo:margin-left="0.6898in" fo:margin-right="0in" fo:margin-top="0in" fo:margin-bottom="0in" loext:contextual-spacing="false" fo:line-height="100%" fo:text-align="justify" style:justify-single-word="false" fo:hyphenation-ladder-count="no-limit" fo:text-indent="-0.2555in" style:auto-text-indent="false"/>
      <style:text-properties fo:hyphenate="false" fo:hyphenation-remain-char-count="2" fo:hyphenation-push-char-count="2"/>
    </style:style>
    <style:style style:name="P50" style:family="paragraph" style:parent-style-name="Styl1" style:master-page-name="Standard">
      <style:paragraph-properties fo:margin-top="0.0835in" fo:margin-bottom="0in" loext:contextual-spacing="false" fo:text-align="end" style:justify-single-word="false" fo:orphans="2" fo:widows="2" style:page-number="auto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 style:font-weight-complex="bold"/>
    </style:style>
    <style:style style:name="P51" style:family="paragraph" style:parent-style-name="Text_20_body">
      <style:paragraph-properties fo:margin-left="0.3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1.5756in" style:type="center"/>
          <style:tab-stop style:position="5.1043in" style:type="center"/>
        </style:tab-stops>
      </style:paragraph-properties>
    </style:style>
    <style:style style:name="T1" style:family="text">
      <style:text-properties style:font-name="Calibri" fo:font-weight="bold" style:font-weight-asian="bold" style:font-name-complex="Calibri1"/>
    </style:style>
    <style:style style:name="T2" style:family="text">
      <style:text-properties style:font-name="Calibri" fo:font-weight="bold" style:font-weight-asian="bold" style:font-name-complex="Calibri1" style:font-weight-complex="bold"/>
    </style:style>
    <style:style style:name="T3" style:family="text">
      <style:text-properties style:font-name="Calibri" fo:font-weight="bold" style:font-weight-asian="bold" style:font-name-complex="Calibri1" style:font-size-complex="11pt"/>
    </style:style>
    <style:style style:name="T4" style:family="text">
      <style:text-properties style:font-name="Calibri" fo:font-weight="bold" style:font-weight-asian="bold" style:font-name-complex="Calibri1" style:font-size-complex="11pt" style:font-weight-complex="bold"/>
    </style:style>
    <style:style style:name="T5" style:family="text">
      <style:text-properties style:font-name="Calibri" style:font-name-complex="Calibri1"/>
    </style:style>
    <style:style style:name="T6" style:family="text">
      <style:text-properties style:font-name="Calibri" style:font-name-complex="Calibri1" style:font-size-complex="11pt"/>
    </style:style>
    <style:style style:name="T7" style:family="text">
      <style:text-properties style:font-name="Calibri" style:font-name-complex="Calibri1" style:font-size-complex="11pt" style:font-weight-complex="bold"/>
    </style:style>
    <style:style style:name="T8" style:family="text">
      <style:text-properties style:font-name="Calibri" style:font-name-asian="TimesNewRoman" style:font-name-complex="Calibri1"/>
    </style:style>
    <style:style style:name="T9" style:family="text">
      <style:text-properties style:font-name="Calibri" style:font-name-asian="TimesNewRoman" style:font-name-complex="Calibri1" style:font-size-complex="11pt"/>
    </style:style>
    <style:style style:name="T10" style:family="text">
      <style:text-properties style:font-name="Calibri" style:font-name-asian="TimesNewRoman" style:language-asian="pl" style:country-asian="PL" style:font-name-complex="Calibri1"/>
    </style:style>
    <style:style style:name="T11" style:family="text">
      <style:text-properties style:font-name="Calibri" style:font-name-asian="Calibri1" style:font-name-complex="Calibri1" style:font-size-complex="11pt"/>
    </style:style>
    <style:style style:name="T12" style:family="text">
      <style:text-properties style:font-name="Calibri" style:letter-kerning="true" style:language-asian="ar" style:country-asian="SA" style:font-name-complex="Calibri1" style:font-size-complex="10pt"/>
    </style:style>
    <style:style style:name="T13" style:family="text">
      <style:text-properties style:font-name="Calibri" style:text-underline-style="solid" style:text-underline-width="auto" style:text-underline-color="font-color" style:font-name-complex="Calibri1"/>
    </style:style>
    <style:style style:name="T14" style:family="text">
      <style:text-properties style:font-name="Calibri" style:text-underline-style="solid" style:text-underline-width="auto" style:text-underline-color="font-color" style:font-name-asian="Arial1" style:font-name-complex="Calibri1"/>
    </style:style>
    <style:style style:name="T15" style:family="text">
      <style:text-properties style:font-name="Calibri" fo:language="en" fo:country="US" style:font-name-complex="Calibri1"/>
    </style:style>
    <style:style style:name="T16" style:family="text">
      <style:text-properties style:font-name="Calibri" fo:language="en" fo:country="US" style:font-name-complex="Calibri1" style:font-size-complex="11pt"/>
    </style:style>
    <style:style style:name="T17" style:family="text">
      <style:text-properties style:font-name="Calibri" fo:font-size="11pt" style:font-size-asian="11pt" style:font-name-complex="Calibri1" style:font-size-complex="11pt"/>
    </style:style>
    <style:style style:name="T18" style:family="text">
      <style:text-properties style:font-name="Calibri" style:language-asian="pl" style:country-asian="PL" style:font-name-complex="Calibri1"/>
    </style:style>
    <style:style style:name="T19" style:family="text">
      <style:text-properties style:font-name="Calibri" fo:font-size="9pt" fo:font-style="italic" style:font-size-asian="9pt" style:font-style-asian="italic" style:font-name-complex="Calibri1" style:font-size-complex="9pt" style:font-weight-complex="bold"/>
    </style:style>
    <style:style style:name="T20" style:family="text">
      <style:text-properties style:font-name="Calibri" fo:font-size="9pt" style:font-size-asian="9pt" style:font-name-complex="Calibri1" style:font-size-complex="9pt" style:font-weight-complex="bold"/>
    </style:style>
    <style:style style:name="T21" style:family="text">
      <style:text-properties fo:color="#000000" style:font-name="Calibri" style:font-name-complex="Calibri1"/>
    </style:style>
    <style:style style:name="T22" style:family="text">
      <style:text-properties fo:color="#000000" style:font-name="Calibri" fo:font-weight="bold" style:font-weight-asian="bold" style:font-name-complex="Calibri1"/>
    </style:style>
    <style:style style:name="T23" style:family="text">
      <style:text-properties fo:color="#1a1a1a" style:font-name="Calibri" style:language-asian="pl" style:country-asian="PL" style:font-name-complex="Calibri1" style:font-size-complex="11pt"/>
    </style:style>
    <style:style style:name="T24" style:family="text">
      <style:text-properties style:font-name="Arial" fo:font-size="10pt" style:font-name-asian="Times New Roman1" style:font-size-asian="10pt" style:font-name-complex="Arial1" style:font-size-complex="10pt"/>
    </style:style>
    <style:style style:name="T25" style:family="text">
      <style:text-properties fo:font-weight="bold" style:font-weight-asian="bold"/>
    </style:style>
    <style:style style:name="T26" style:family="text">
      <style:text-properties style:text-position="super 58%" style:font-name="Calibri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34"><text:span text:style-name="T2">ISTOTNE POSTANOWIENIA UMOWY <text:s/>NR <text:s/>……………………..</text:span></text:p>
      <text:p text:style-name="P34"><text:span text:style-name="T2">(wzór)</text:span></text:p>
      <text:p text:style-name="Dafault"><text:span text:style-name="T6">zawarta w Warszawie w dniu ……………………………….…… 2019 r.</text:span></text:p>
      <text:p text:style-name="Dafault"><text:span text:style-name="T6">pomi</text:span><text:span text:style-name="T9">ę</text:span><text:span text:style-name="T6">dzy </text:span></text:p>
      <text:p text:style-name="Dafault"><text:span text:style-name="T3">Politechniką Warszawską, Instytut Mikromechaniki i Fotoniki</text:span></text:p>
      <text:p text:style-name="Dafault"><text:span text:style-name="T6">ul. św. Andrzeja Boboli 8, 02-525 Warszawa,</text:span></text:p>
      <text:p text:style-name="Dafault"><text:span text:style-name="T6"><text:s/>NIP:PL </text:span><text:span text:style-name="T23">525 000 58 34</text:span></text:p>
      <text:p text:style-name="Dafault"><text:span text:style-name="T6">reprezentowaną</text:span><text:span text:style-name="T9"> </text:span><text:span text:style-name="T6">przez</text:span></text:p>
      <text:p text:style-name="Dafault"><text:span text:style-name="T11">……………………………………………………………………………………………………………</text:span></text:p>
      <text:p text:style-name="Dafault"><text:span text:style-name="T6">zwaną</text:span><text:span text:style-name="T9"> </text:span><text:span text:style-name="T6">dalej Zamawiającym</text:span><text:span text:style-name="T7">,</text:span></text:p>
      <text:p text:style-name="Dafault"><text:span text:style-name="T6">a</text:span></text:p>
      <text:p text:style-name="Dafault"><text:span text:style-name="T6">firmą ……………………….. z siedzibą …………………………………………………………..</text:span></text:p>
      <text:p text:style-name="Dafault"><text:span text:style-name="T6">NIP: ……………………………….., REGON: ………………………………….…...……………..</text:span></text:p>
      <text:p text:style-name="Dafault"><text:span text:style-name="T6">działając na podstawie…………………………………………………………………………….</text:span></text:p>
      <text:p text:style-name="Dafault"><text:span text:style-name="T6">reprezentowan</text:span><text:span text:style-name="T9">ą </text:span><text:span text:style-name="T6">przez</text:span></text:p>
      <text:p text:style-name="Dafault"><text:span text:style-name="T6">-…………………………..………………………………………………………………………………</text:span></text:p>
      <text:p text:style-name="Dafault"><text:span text:style-name="T11">……………………………</text:span><text:span text:style-name="T6">..…………………………………………………………………………….</text:span></text:p>
      <text:p text:style-name="Dafault"><text:span text:style-name="T6">zwan</text:span><text:span text:style-name="T9">ą </text:span><text:span text:style-name="T6">dalej </text:span><text:span text:style-name="T7">Wykonawcą, </text:span></text:p>
      <text:p text:style-name="Dafault"><text:span text:style-name="T7">została zawarta umowa następującej treści</text:span></text:p>
      <text:p text:style-name="P1"/>
      <text:p text:style-name="P34"><text:span text:style-name="T1">Podstawa umowy</text:span></text:p>
      <text:p text:style-name="P35"><text:span text:style-name="T5">Umowa niniejsza zostaje zawarta w wyniku przeprowadzenia postępowania o dokonanie zamówienia publicznego w trybie propozycji cenowej na</text:span><text:span text:style-name="T2"> „</text:span><text:span text:style-name="T1">XXX”</text:span><text:span text:style-name="T2"> <text:s/>Nr IMiF/XXX/2019 </text:span><text:span text:style-name="T5">na podstawie art. 4d ustawy z dnia 29 stycznia 2004r. Prawo zamówień publicznych (</text:span><text:span text:style-name="T24">Dz. U. z 2018 r. poz. 1986 z </text:span><text:span text:style-name="T5">późniejszymi zmianami).</text:span></text:p>
      <text:p text:style-name="P2"><text:span text:style-name="T7">§ 1</text:span></text:p>
      <text:p text:style-name="P36"><text:span text:style-name="T1">Przedmiot umowy, termin dostawy i cena</text:span></text:p>
      <text:p text:style-name="P7"><text:span text:style-name="T6">Przedmiotem umowy jest dostawa na koszt własny Wykonawcy do siedziby Zamawiającego </text:span></text:p>
      <text:p text:style-name="P7"><text:span text:style-name="T6">Część ….</text:span></text:p>
      <text:list xml:id="list970354037" text:style-name="WWNum1">
        <text:list-item>
          <text:p text:style-name="P37"><text:span text:style-name="T12">Wykonawca zobowiązuje</text:span><text:span text:style-name="T5"> się zrealizować przedmiot umowy w </text:span><text:span text:style-name="T13">terminie ………………..o</text:span><text:span text:style-name="T5">d dnia podpisania umowy.</text:span></text:p>
        </text:list-item>
      </text:list>
      <text:p text:style-name="P24"><text:span text:style-name="T6">Cena brutto towaru wynosi: .................. (słownie: ............................................................... złotych ....../100) <text:line-break/>w tym:</text:span></text:p>
      <text:p text:style-name="P25"><text:span text:style-name="T6">wartość podatku od towarów i usług: .................... (słownie: .............................................. złotych .../100)</text:span></text:p>
      <text:p text:style-name="P25"><text:span text:style-name="T6">cena netto: .............. (słownie: ..................................................................................... złotych .../100)</text:span></text:p>
      <text:p text:style-name="P26"/>
      <text:p text:style-name="P20"/>
      <text:list xml:id="list163552252136672" text:continue-numbering="true" text:style-name="WWNum1">
        <text:list-item>
          <text:p text:style-name="P21"><text:span text:style-name="T6">Cena zawiera wszystkie koszty i składniki związane z wykonaniem zamówienia oraz warunkami stawianymi przez Zamawiającego, w tym podatek od towarów i usług, podatek akcyzowy, upusty, rabaty, koszty transportu do bezpośredniego użytkownika, opakowanie, ubezpieczenia towaru na czas transportu, koszty odprawy celnej w ramach importu bezpośredniego, instrukcji obsługi oraz gwarancji.</text:span></text:p>
        </text:list-item>
        <text:list-item>
          <text:p text:style-name="P22"><text:soft-page-break/><text:span text:style-name="T6">Wymieniona wyżej cena netto nie może ulec zwiększeniu w czasie realizacji umowy.</text:span></text:p>
        </text:list-item>
        <text:list-item>
          <text:p text:style-name="P22"><text:span text:style-name="T6">Wymieniona wyżej cena nie podlega waloryzacji.</text:span></text:p>
        </text:list-item>
        <text:list-item>
          <text:p text:style-name="P22"><text:span text:style-name="T6">Ustawowa zmiana procentowej stawki podatku VAT, będzie stanowiła podstawę do zmiany wynagrodzenia brutto i będzie odpowiednio dostosowana aneksem do niniejszej umowy.</text:span></text:p>
        </text:list-item>
        <text:list-item>
          <text:p text:style-name="P22"><text:span text:style-name="T5">Odbiór dostawy nastąpi protokolarnie zgodnie z protokołem odbioru wg wzoru - Załącznik nr 2 do umowy.</text:span></text:p>
        </text:list-item>
        <text:list-item>
          <text:p text:style-name="P22"><text:span text:style-name="T5">Jeżeli przy dostawie przedmiotu umowy strony stwierdzą wady bądź braki, Wykonawca zobowiązany jest do nieodpłatnego ich usunięcia w terminie uzgodnionym protokolarnie przez obie strony. Potwierdzeniem przyjęcia dostawy jest protokół odbioru sporządzony nie później niż na 7 dni od dnia dostawy, a w przypadku, gdy przy odbiorze stwierdzono braki lub wady na dzień uzupełnienia braków i usunięcia wad.</text:span></text:p>
        </text:list-item>
        <text:list-item>
          <text:p text:style-name="P22"><text:span text:style-name="T5">Ze strony Zamawiaj</text:span><text:span text:style-name="T8">ą</text:span><text:span text:style-name="T5">cego odpowiedzialny za realizacj</text:span><text:span text:style-name="T8">ę </text:span><text:span text:style-name="T5">niniejszej Umowy jest …………………………….………………………., który powołuje do bezpo</text:span><text:span text:style-name="T8">ś</text:span><text:span text:style-name="T5">rednich kontaktów:</text:span></text:p>
        </text:list-item>
      </text:list>
      <text:p text:style-name="P3"><text:span text:style-name="T16">Pan/i:....................................................................... tel. ............................................................</text:span></text:p>
      <text:p text:style-name="P3"><text:span text:style-name="T16">fax:....................................................... e-mail: ………...…………….…………………............................…</text:span></text:p>
      <text:p text:style-name="P8"><text:span text:style-name="T15"><text:tab/></text:span><text:span text:style-name="T5">Ze strony Wykonawcy odpowiedzialny za realizacj</text:span><text:span text:style-name="T8">ę </text:span><text:span text:style-name="T5">niniejszej Umowy jest</text:span></text:p>
      <text:p text:style-name="P3"><text:span text:style-name="T15">Pan/i:....................................................................... tel. ............................................................</text:span></text:p>
      <text:p text:style-name="P3"><text:span text:style-name="T15">fax:....................................................... e-mail: ………...…………….…………………………….……............…</text:span></text:p>
      <text:list xml:id="list163551470013045" text:continue-numbering="true" text:style-name="WWNum1">
        <text:list-item>
          <text:p text:style-name="P22"><text:span text:style-name="T5">Zmiana osób odpowiedzialnych za realizacj</text:span><text:span text:style-name="T8">ę </text:span><text:span text:style-name="T5">niniejszej Umowy ze Strony Zamawiaj</text:span><text:span text:style-name="T8">ą</text:span><text:span text:style-name="T5">cego i Wykonawcy nie wymaga zmiany pisemnej Umowy, natomiast konieczne jest niezwłoczne pisemne powiadomienie drugiej strony Umowy o zmianie ww. osób.</text:span></text:p>
        </text:list-item>
      </text:list>
      <text:p text:style-name="P27"/>
      <text:p text:style-name="P27"/>
      <text:p text:style-name="P2"><text:span text:style-name="T4">§ 2</text:span></text:p>
      <text:p text:style-name="P2"><text:span text:style-name="T4">Gwarancja i serwis</text:span></text:p>
      <text:list xml:id="list885300276" text:style-name="WWNum5">
        <text:list-item>
          <text:list>
            <text:list-item>
              <text:list>
                <text:list-item>
                  <text:list>
                    <text:list-item>
                      <text:p text:style-name="P4"><text:span text:style-name="T6">Warunki gwarancji i serwisu, zgodnie z ofertą z dnia ……………….2019r. – załącznik nr 1 do umowy oraz z opisem przedmiotu zamówienia będącego załącznikiem do zaproszenia do składania ofert.</text:span></text:p>
                    </text:list-item>
                    <text:list-item>
                      <text:p text:style-name="P4"><text:span text:style-name="T6">Data podpisania bez zastrzeżeń protokołu odbioru końcowego będzie rozumiana jako początek biegu okresu gwarancji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<text:span text:style-name="T4">§ 3</text:span></text:p>
      <text:p text:style-name="P2"><text:span text:style-name="T4">Warunki płatności</text:span></text:p>
      <text:list xml:id="list163551950876776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6">Strony ustalają, że rozliczenie za dostarczony Przedmiot Umowy nastąpi na podstawie faktury.</text:span></text:p>
                                </text:list-item>
                                <text:list-item>
                                  <text:p text:style-name="P9"><text:span text:style-name="T5">Faktury b</text:span><text:span text:style-name="T8">ę</text:span><text:span text:style-name="T5">dą wystawiane na Zamawiaj</text:span><text:span text:style-name="T8">ą</text:span><text:span text:style-name="T5">cego: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17">Politechnika Warszawska, Instytut Mikromechaniki i Fotoniki</text:span></text:p>
      <text:p text:style-name="P32"><text:span text:style-name="T17">ul. św. A. Boboli 8, 02-525 Warszawa, NIP: PL 5250005834, REGON: 000001554</text:span></text:p>
      <text:p text:style-name="P32"><text:span text:style-name="T17">i dostarczone do siedziby: Politechnika Warszawska, Instytut Mikromechaniki i Fotoniki, pok. ……………….</text:span></text:p>
      <text:p text:style-name="P33"/>
      <text:p text:style-name="P10"><text:span text:style-name="T6">Podstawą do wystawienia faktury będzie protokół odbioru dostarczonego Zamawiającemu Przedmiotu Umowy. Protokół będzie podpisany w trzech </text:span><text:soft-page-break/><text:span text:style-name="T6">jednobrzmiących egzemplarzach: jeden dla Wykonawcy, dwa dla Zamawiającego.</text:span></text:p>
      <text:p text:style-name="P11"/>
      <text:list xml:id="list163553427588096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38"><text:span text:style-name="T1">Zapłata nastąpi w formie przelewu na wskazany w fakturze numer konta bankowego Wykonawcy w terminie 21 dni od daty otrzymania poprawnie wystawionej faktury.</text:span></text:p>
                    </text:list-item>
                    <text:list-item>
                      <text:p text:style-name="P38"><text:span text:style-name="T5">Zamawiający wyraża zgodę, aby Wykonawca wystawił fakturę VAT bez podpisu Zamawiającego na fakturze. </text:span></text:p>
                    </text:list-item>
                    <text:list-item>
                      <text:p text:style-name="P38"><text:span text:style-name="T5">W przypadku zwłoki w zapłacie faktury Zamawiający zapłaci Wykonawcy odsetki ustawowe.</text:span></text:p>
                    </text:list-item>
                    <text:list-item>
                      <text:p text:style-name="P38"><text:span text:style-name="T5">Wszelkie rozliczenia pomiędzy Zamawiającym a Wykonawcą będą dokonywane w złotych polskich (PLN)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2"><text:span text:style-name="T22">§ 4</text:span></text:p>
      <text:p text:style-name="P42"><text:span text:style-name="T22">Kary umowne</text:span></text:p>
      <text:p text:style-name="P39"><text:span text:style-name="T5">1. W razie niewykonania lub nienależytego wykonania umowy strony zobowiązują się zapłacić kary umowne w następujących wypadkach w wysokościach:</text:span></text:p>
      <text:p text:style-name="P45"><text:span text:style-name="T5">1.1. Zamawiający zapłaci Wykonawcy karę umowną za odstąpienie od umowy wskutek okoliczności leżących po stronie Zamawiającego w wysokości <text:s/>10% kwoty od niezrealizowanej części umowy.</text:span></text:p>
      <text:list xml:id="list2928035909" text:style-name="WWNum10">
        <text:list-item>
          <text:list>
            <text:list-item>
              <text:p text:style-name="P46"><text:span text:style-name="T5">Wykonawca zapłaci Zamawiającemu kary umowne:</text:span></text:p>
            </text:list-item>
          </text:list>
        </text:list-item>
      </text:list>
      <text:p text:style-name="P47"><text:span text:style-name="T5">- za odstąpienie od umowy na skutek okoliczności leżących po stronie Wykonawcy w wysokości 10% kwoty od niezrealizowanej części umowy,</text:span></text:p>
      <text:p text:style-name="P48"><text:span text:style-name="T5">- za opóźnienie Wykonawcy w wykonaniu umowy w wysokości 0,2% <text:s/>kwoty zamówionej partii towaru <text:s text:c="3"/>za każdy <text:s/>rozpoczęty dzień opóźnienia.</text:span></text:p>
      <text:p text:style-name="P48"><text:span text:style-name="T5">- w przypadku opóźnienia przekraczającego 30 dni Zamawiający może odstąpić od umowy bez poniesienia jakichkolwiek kosztów</text:span></text:p>
      <text:p text:style-name="P39"><text:span text:style-name="T5">2.<text:tab/>Strony mogą dochodzić na zasadach ogólnych odszkodowań przewyższających zastrzeżone kary umowne, jeżeli nie pokrywają one faktycznie poniesionej szkody.</text:span></text:p>
      <text:p text:style-name="P42"><text:span text:style-name="T1">§ 5</text:span></text:p>
      <text:p text:style-name="P34"><text:span text:style-name="T1">Szczególny tryb odstąpienia Zamawiającego od zawartej umowy</text:span></text:p>
      <text:list xml:id="list2037848620" text:style-name="WWNum2">
        <text:list-item>
          <text:p text:style-name="P12"><text:span text:style-name="T5">Zamawiaj</text:span><text:span text:style-name="T8">ą</text:span><text:span text:style-name="T5">cy mo</text:span><text:span text:style-name="T8">ż</text:span><text:span text:style-name="T5">e odst</text:span><text:span text:style-name="T8">ą</text:span><text:span text:style-name="T5">pi</text:span><text:span text:style-name="T8">ć </text:span><text:span text:style-name="T5">od niniejszej Umowy w razie wyst</text:span><text:span text:style-name="T8">ą</text:span><text:span text:style-name="T5">pienia istotnej zmiany okoliczno</text:span><text:span text:style-name="T8">ś</text:span><text:span text:style-name="T5">ci, powoduj</text:span><text:span text:style-name="T8">ą</text:span><text:span text:style-name="T5">cej, </text:span><text:span text:style-name="T8">ż</text:span><text:span text:style-name="T5">e wykonanie Umowy nie le</text:span><text:span text:style-name="T8">ż</text:span><text:span text:style-name="T5">y w interesie publicznym, czego nie mo</text:span><text:span text:style-name="T8">ż</text:span><text:span text:style-name="T5">na było przewidzie</text:span><text:span text:style-name="T8">ć </text:span><text:span text:style-name="T5">w chwili zawarcia Umowy.</text:span></text:p>
        </text:list-item>
        <text:list-item>
          <text:p text:style-name="P13"><text:span text:style-name="T5">Odst</text:span><text:span text:style-name="T8">ą</text:span><text:span text:style-name="T5">pienie od Umowy może nast</text:span><text:span text:style-name="T8">ą</text:span><text:span text:style-name="T5">pi</text:span><text:span text:style-name="T8">ć </text:span><text:span text:style-name="T5">w terminie 30 dni od powzi</text:span><text:span text:style-name="T8">ę</text:span><text:span text:style-name="T5">cia wiadomo</text:span><text:span text:style-name="T8">ś</text:span><text:span text:style-name="T5">ci o powy</text:span><text:span text:style-name="T8">ż</text:span><text:span text:style-name="T5">szych okoliczno</text:span><text:span text:style-name="T8">ś</text:span><text:span text:style-name="T5">ciach. Wykonawca mo</text:span><text:span text:style-name="T8">ż</text:span><text:span text:style-name="T5">e w takim przypadku </text:span><text:span text:style-name="T8">żą</text:span><text:span text:style-name="T5">da</text:span><text:span text:style-name="T8">ć </text:span><text:span text:style-name="T5">jedynie wynagrodzenia za cz</text:span><text:span text:style-name="T8">ęść </text:span><text:span text:style-name="T5">Umowy wykonan</text:span><text:span text:style-name="T8">ą </text:span><text:span text:style-name="T5">do daty odst</text:span><text:span text:style-name="T8">ą</text:span><text:span text:style-name="T5">pienia.</text:span></text:p>
        </text:list-item>
      </text:list>
      <text:p text:style-name="P14"/>
      <text:p text:style-name="P2"><text:span text:style-name="T1">§</text:span><text:span text:style-name="T5"> </text:span><text:span text:style-name="T1">6</text:span></text:p>
      <text:p text:style-name="P2"><text:span text:style-name="T1">Możliwości zmian w postanowieniach umowy</text:span></text:p>
      <text:list xml:id="list2159776446" text:style-name="WWNum3">
        <text:list-item>
          <text:p text:style-name="P15"><text:soft-page-break/><text:span text:style-name="T5">Zmiana tre</text:span><text:span text:style-name="T8">ś</text:span><text:span text:style-name="T5">ci niniejszej Umowy mo</text:span><text:span text:style-name="T8">ż</text:span><text:span text:style-name="T5">e nast</text:span><text:span text:style-name="T8">ą</text:span><text:span text:style-name="T5">pi</text:span><text:span text:style-name="T8">ć </text:span><text:span text:style-name="T5">wył</text:span><text:span text:style-name="T8">ą</text:span><text:span text:style-name="T5">cznie w granicach unormowania art. 144 ust. 1 ustawy Pzp i pod rygorem niewa</text:span><text:span text:style-name="T8">ż</text:span><text:span text:style-name="T5">no</text:span><text:span text:style-name="T8">ś</text:span><text:span text:style-name="T5">ci wymaga formy pisemnego aneksu.</text:span></text:p>
        </text:list-item>
        <text:list-item>
          <text:p text:style-name="P16"><text:span text:style-name="T5">Zamawiaj</text:span><text:span text:style-name="T8">ą</text:span><text:span text:style-name="T5">cy przewiduje mo</text:span><text:span text:style-name="T8">ż</text:span><text:span text:style-name="T5">liwo</text:span><text:span text:style-name="T8">ść </text:span><text:span text:style-name="T5">dokonania zmian postanowie</text:span><text:span text:style-name="T8">ń </text:span><text:span text:style-name="T5">Umowy w zakresie zmiany:</text:span></text:p>
          <text:list>
            <text:list-item>
              <text:p text:style-name="P23"><text:span text:style-name="T5">zaoferowanego urz</text:span><text:span text:style-name="T8">ą</text:span><text:span text:style-name="T5">dzenia na równowa</text:span><text:span text:style-name="T8">ż</text:span><text:span text:style-name="T5">ne lub o lepszych parametrach, za cen</text:span><text:span text:style-name="T8">ę </text:span><text:span text:style-name="T5">podan</text:span><text:span text:style-name="T8">ą </text:span><text:span text:style-name="T5">w tej ofercie, w sytuacji, gdy zaoferowane urz</text:span><text:span text:style-name="T8">ą</text:span><text:span text:style-name="T5">dzenie jest niedost</text:span><text:span text:style-name="T8">ę</text:span><text:span text:style-name="T5">pne na rynku. Wymian</text:span><text:span text:style-name="T8">ę </text:span><text:span text:style-name="T5">urz</text:span><text:span text:style-name="T8">ą</text:span><text:span text:style-name="T5">dzenia nale</text:span><text:span text:style-name="T8">ż</text:span><text:span text:style-name="T5">y uzgodni</text:span><text:span text:style-name="T8">ć </text:span><text:span text:style-name="T5">z Zamawiaj</text:span><text:span text:style-name="T8">ą</text:span><text:span text:style-name="T5">cym;</text:span></text:p>
            </text:list-item>
          </text:list>
        </text:list-item>
      </text:list>
      <text:list xml:id="list1047568434" text:style-name="WWNum9">
        <text:list-item>
          <text:list>
            <text:list-item>
              <text:p text:style-name="P28"><text:span text:style-name="T5">terminu dostawy w przypadku:</text:span></text:p>
              <text:list>
                <text:list-item>
                  <text:p text:style-name="P29"><text:span text:style-name="T5">wyst</text:span><text:span text:style-name="T8">ą</text:span><text:span text:style-name="T5">pienia siły wy</text:span><text:span text:style-name="T8">ż</text:span><text:span text:style-name="T5">szej </text:span><text:span text:style-name="T18">tj. zdarzenia, którego strony nie mogły przewidzi</text:span><text:span text:style-name="T10">eć</text:span><text:span text:style-name="T18">, któremu nie mogły zapobiec, ani nie mo</text:span><text:span text:style-name="T10">gą </text:span><text:span text:style-name="T18">przeciwdział</text:span><text:span text:style-name="T10">ać</text:span><text:span text:style-name="T18">, a które um</text:span><text:span text:style-name="T10">oż</text:span><text:span text:style-name="T18">liwia Wykonawcy wykonanie w c</text:span><text:span text:style-name="T10">zęś</text:span><text:span text:style-name="T18">ci lub w cał</text:span><text:span text:style-name="T10">oś</text:span><text:span text:style-name="T18">ci jego zobow</text:span><text:span text:style-name="T10">ią</text:span><text:span text:style-name="T18">z</text:span><text:span text:style-name="T10">ań</text:span><text:span text:style-name="T18"> obejmująca w szczególno</text:span><text:span text:style-name="T10">ś</text:span><text:span text:style-name="T18">ci, nast</text:span><text:span text:style-name="T10">ę</text:span><text:span text:style-name="T18">puj</text:span><text:span text:style-name="T10">ą</text:span><text:span text:style-name="T18">ce zdarzenia:</text:span></text:p>
                </text:list-item>
              </text:list>
            </text:list-item>
          </text:list>
        </text:list-item>
      </text:list>
      <text:p text:style-name="P30"><text:span text:style-name="T18">-<text:tab/>wojna, działania wojenne, działania wrogów zewn</text:span><text:span text:style-name="T10">ę</text:span><text:span text:style-name="T18">trznych;</text:span></text:p>
      <text:p text:style-name="P30"><text:span text:style-name="T5">-<text:tab/>terroryzm, rewolucja, przewrót wojskowy lub cywilny, wojna domowa;</text:span></text:p>
      <text:p text:style-name="P30"><text:span text:style-name="T18">-<text:tab/>skutki zastosowania amunicji wojskowej, materiałów wybuchowych, skażenie radioaktywne, z wyj</text:span><text:span text:style-name="T10">ą</text:span><text:span text:style-name="T18">tkiem tych które mog</text:span><text:span text:style-name="T10">ą </text:span><text:span text:style-name="T18">by</text:span><text:span text:style-name="T10">ć </text:span><text:span text:style-name="T18">spowodowane u</text:span><text:span text:style-name="T10">ż</text:span><text:span text:style-name="T18">yciem ich przez Wykonawc</text:span><text:span text:style-name="T10">ę</text:span><text:span text:style-name="T18">;</text:span></text:p>
      <text:p text:style-name="P30"><text:span text:style-name="T18">-<text:tab/>kl</text:span><text:span text:style-name="T10">ę</text:span><text:span text:style-name="T18">ski </text:span><text:span text:style-name="T10">ż</text:span><text:span text:style-name="T18">ywiołowe, jak huragany, powodzie, trz</text:span><text:span text:style-name="T10">ę</text:span><text:span text:style-name="T18">sienie ziemi;</text:span></text:p>
      <text:p text:style-name="P30"><text:span text:style-name="T18">-<text:tab/>bunty, niepokoje, strajki wywołane przez osoby inne ni</text:span><text:span text:style-name="T10">ż </text:span><text:span text:style-name="T18">pracownicy Wykonawcy i jego podwykonawców;</text:span></text:p>
      <text:p text:style-name="P31"><text:span text:style-name="T5">-<text:tab/>inne wydarzenia losowe;</text:span></text:p>
      <text:list xml:id="list2834011659" text:style-name="WWNum8">
        <text:list-item>
          <text:p text:style-name="P17"><text:span text:style-name="T5">Strona dotkni</text:span><text:span text:style-name="T8">ę</text:span><text:span text:style-name="T5">ta czynnikami losowymi powinna niezwłocznie poinformowa</text:span><text:span text:style-name="T8">ć </text:span><text:span text:style-name="T5">drug</text:span><text:span text:style-name="T8">ą </text:span><text:span text:style-name="T5">Stron</text:span><text:span text:style-name="T8">ę </text:span><text:span text:style-name="T5">faksem, poczt</text:span><text:span text:style-name="T8">ą </text:span><text:span text:style-name="T5">elektroniczn</text:span><text:span text:style-name="T8">ą </text:span><text:span text:style-name="T5">lub w innej formie pisemnej o zaistnieniu tych</text:span><text:span text:style-name="T8"> </text:span><text:span text:style-name="T5">okoliczno</text:span><text:span text:style-name="T8">ś</text:span><text:span text:style-name="T5">ci lub o ich ust</text:span><text:span text:style-name="T8">ą</text:span><text:span text:style-name="T5">pieniu. Wyst</text:span><text:span text:style-name="T8">ą</text:span><text:span text:style-name="T5">pienie wy</text:span><text:span text:style-name="T8">ż</text:span><text:span text:style-name="T5">ej opisanych okoliczno</text:span><text:span text:style-name="T8">ś</text:span><text:span text:style-name="T5">ci, jak</text:span><text:span text:style-name="T8"> </text:span><text:span text:style-name="T5">również</text:span><text:span text:style-name="T8"> </text:span><text:span text:style-name="T5">czas ich trwania potwierdzane jest przez wła</text:span><text:span text:style-name="T8">ś</text:span><text:span text:style-name="T5">ciw</text:span><text:span text:style-name="T8">ą </text:span><text:span text:style-name="T5">Izb</text:span><text:span text:style-name="T8">ę </text:span><text:span text:style-name="T5">Gospodarcz</text:span><text:span text:style-name="T8">ą </text:span><text:span text:style-name="T5">kraju</text:span><text:span text:style-name="T8"> </text:span><text:span text:style-name="T5">Wykonawcy.</text:span><text:span text:style-name="T18"> </text:span><text:span text:style-name="T5">Braków surowcowych, niedoborów siły roboczej, zastosowanie cz</text:span><text:span text:style-name="T8">ęś</text:span><text:span text:style-name="T5">ci wadliwych i przerw w pracy nie uznaje si</text:span><text:span text:style-name="T8">ę </text:span><text:span text:style-name="T5">jako czynników losowych.</text:span></text:p>
        </text:list-item>
        <text:list-item>
          <text:p text:style-name="P18"><text:span text:style-name="T5">Zamawiający dopuszcza zmianę umowy w formie aneksu w sytuacji, kiedy nastąpi ustawowa zmiana stawki VAT. Inicjatorem tej zmiany może być Zamawiający lub Wykonawca. Zmiana wymaga zgłoszenia w formie pisemnej w ciągu 14 dni od powzięcia informacji stanowiącej podstawę do wprowadzenia zmian. Zmiana ta nie wpłynie na termin wykonania prac i spowoduje zmianę wynagrodzenia Wykonawcy brutto. Kwota netto wynagrodzenia pozostanie bez zmian. </text:span></text:p>
        </text:list-item>
        <text:list-item>
          <text:p text:style-name="P18"><text:span text:style-name="T5">Wynagrodzenia z przyczyn wcześniej niemożliwych do przewidzenia lub jeżeli zmiany te są korzystne dla Zamawiającego.</text:span></text:p>
        </text:list-item>
        <text:list-item>
          <text:p text:style-name="P18"><text:span text:style-name="T5">Wszelkie zmiany umowy wymagają zachowania formy pisemnej - w formie aneksu - pod rygorem ich nieważności.</text:span></text:p>
        </text:list-item>
      </text:list>
      <text:p text:style-name="P19"/>
      <text:p text:style-name="P5"><text:span text:style-name="T3">§ 7</text:span></text:p>
      <text:p text:style-name="P5"><text:span text:style-name="T3">Warunki końcowe</text:span></text:p>
      <text:list xml:id="list411066729" text:style-name="WWNum4">
        <text:list-item>
          <text:p text:style-name="P49"><text:span text:style-name="T21">Strony mają obowiązek niezwłocznego, pisemnego poinformowania o wszelkich zmianach statusu prawnego swoich firm, a także o wszczęciu postępowania upadłościowego lub likwidacyjnego oraz wskazania uprawnionego podmiotu, który przejmie prawa i obowiązki Strony, a także o każdej zmianie adresu swojej siedziby.</text:span></text:p>
        </text:list-item>
        <text:list-item>
          <text:p text:style-name="P49"><text:span text:style-name="T5">W sprawach nie uregulowanych niniejszą Umową mają zastosowanie przepisy ustawy Prawo zamówień publicznych, ustawy Kodeksu cywilnego, ustawy Kodeksu postępowania cywilnego.</text:span></text:p>
        </text:list-item>
        <text:list-item>
          <text:p text:style-name="P49"><text:soft-page-break/><text:span text:style-name="T5">Prawa i zobowiązania wynikające z niniejszej Umowy mogą być przeniesione na stronę trzecią tylko pod warunkiem pisemnej zgody obu Stron Umowy.</text:span></text:p>
        </text:list-item>
        <text:list-item>
          <text:p text:style-name="P49"><text:span text:style-name="T5">W razie wystąpienia jakichkolwiek sporów lub niejasności na tle wykonania niniejszej Umowy, Strony zobowiązują się do rozwiązywania ich na drodze rokowań oraz zawezwania do próby ugodowej określonej przepisami art. 184 – 186 Kodeksu postępowania cywilnego.</text:span></text:p>
        </text:list-item>
        <text:list-item>
          <text:p text:style-name="P49"><text:span text:style-name="T5">W przypadku nieosiągnięcia porozumienia spór będzie podlegał jurysdykcji sądu właściwego dla siedziby Zamawiającego.</text:span></text:p>
        </text:list-item>
        <text:list-item>
          <text:p text:style-name="P49"><text:span text:style-name="T5">Umowa została sporządzona w dwóch jednobrzmiących egzemplarzach, jeden dla Wykonawcy i jeden dla Zamawiającego.</text:span></text:p>
        </text:list-item>
      </text:list>
      <text:p text:style-name="P43"/>
      <text:p text:style-name="P43"/>
      <text:p text:style-name="P43"/>
      <text:p text:style-name="P44"/>
      <text:p text:style-name="P44"/>
      <text:p text:style-name="P44"/>
      <text:p text:style-name="P6"><text:span text:style-name="T5">………………………………..…………………<text:tab/>………………..…………………………….</text:span></text:p>
      <text:p text:style-name="P51"><text:span text:style-name="T26"><text:tab/>(podpis <text:s/>i pieczątka osoby/ osób uprawnionych <text:tab/>(podpis <text:s/>i pieczątka osoby/ osób uprawnionych </text:span></text:p>
      <text:p text:style-name="P51"><text:span text:style-name="T26"><text:tab/>do występowania <text:s/>w imieniu Zamawiającego)<text:tab/>do występowania <text:s/>w imieniu Wykonawcy)</text:span></text:p>
      <text:p text:style-name="P41"><text:span text:style-name="T19">Za</text:span><text:bookmark text:name="_GoBack"/><text:span text:style-name="T19">łączniki do umowy:</text:span></text:p>
      <text:p text:style-name="P41"><text:span text:style-name="T20">1. Opis przedmiotu zamówienia </text:span></text:p>
      <text:p text:style-name="P41"><text:span text:style-name="T20">2. Protokół odbioru - wzór</text:span></text:p>
      <text:p text:style-name="P41"><text:span text:style-name="T20">3. Kopia oferty złożonej przez wykonawcę.</text:span></text:p>
      <text:p text:style-name="P41"><text:span text:style-name="T20">4. Oświadczenie wymagane od Wykonawcy w zakresie wypełniania obowiązków RODO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Dafault" style:family="paragraph" style:parent-style-name="Standard" style:default-outline-level="">
      <style:paragraph-properties fo:margin-top="0in" fo:margin-bottom="0in" loext:contextual-spacing="false" fo:line-height="100%" fo:text-align="justify" style:justify-single-word="false" fo:orphans="0" fo:widows="0" fo:hyphenation-ladder-count="no-limit" style:vertical-align="baseline"/>
      <style:text-properties style:font-name="Arial" fo:font-family="Arial" style:font-family-generic="roman" style:font-pitch="variable" style:letter-kerning="true" style:font-name-asian="Arial1" style:font-family-asian="Arial" style:font-family-generic-asian="system" style:font-pitch-asian="variable" style:language-asian="zh" style:country-asian="CN" style:font-name-complex="Verdana" style:font-family-complex="Verdana" style:font-family-generic-complex="system" style:font-pitch-complex="variable" style:font-size-complex="10pt" fo:hyphenate="false" fo:hyphenation-remain-char-count="2" fo:hyphenation-push-char-count="2"/>
    </style:style>
    <style:style style:name="Styl1" style:family="paragraph" style:parent-style-name="Standard" style:default-outline-level="">
      <style:paragraph-properties fo:margin-top="0.1665in" fo:margin-bottom="0in" loext:contextual-spacing="false" fo:line-height="100%" fo:text-align="justify" style:justify-single-word="false" fo:orphans="0" fo:widows="0" fo:hyphenation-ladder-count="no-limit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fo:hyphenate="false" fo:hyphenation-remain-char-count="2" fo:hyphenation-push-char-count="2"/>
    </style:style>
    <style:style style:name="Lista_5f_level_5f_1" style:display-name="Lista_level_1" style:family="paragraph" style:parent-style-name="Standard" style:default-outline-level="">
      <style:paragraph-properties fo:margin-top="0.1181in" fo:margin-bottom="0.1181in" loext:contextual-spacing="false" style:line-height-at-least="0.0693in" fo:text-align="justify" style:justify-single-word="false" fo:hyphenation-ladder-count="no-limit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fo:hyphenate="false" fo:hyphenation-remain-char-count="2" fo:hyphenation-push-char-count="2"/>
    </style:style>
    <style:style style:name="Lista_5f_level_5f_2" style:display-name="Lista_level_2" style:family="paragraph" style:parent-style-name="Lista_5f_level_5f_1" style:default-outline-level="">
      <style:paragraph-properties fo:margin-top="0in" fo:margin-bottom="0in" loext:contextual-spacing="false">
        <style:tab-stops>
          <style:tab-stop style:position="0.4957in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Tekst_20_podstawowy_20_Znak" style:display-name="Tekst podstawowy Znak" style:family="text" style:parent-style-name="Default_20_Paragraph_20_Font"/>
    <style:style style:name="Tekst_20_podstawowy_20_Znak1" style:display-name="Tekst podstawowy Znak1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tyle="normal" fo:font-weight="normal" style:font-style-asian="normal" style:font-weight-asian="normal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fo:font-size="12pt" fo:font-weight="normal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3" style:display-name="ListLabel 3" style:family="text">
      <style:text-properties fo:font-size="12pt" fo:font-weight="normal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000000" style:font-name="Calibri" fo:font-family="Calibri" style:font-family-generic="roman" style:font-pitch="variable"/>
    </style:style>
    <style:style style:name="ListLabel_20_7" style:display-name="ListLabel 7" style:family="text"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ListLabel_20_8" style:display-name="ListLabel 8" style:family="text">
      <style:text-properties style:font-name="Calibri" fo:font-family="Calibri" style:font-family-generic="roman" style:font-pitch="variable" fo:font-size="11pt" fo:font-weight="bold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ListLabel_20_9" style:display-name="ListLabel 9" style:family="text">
      <style:text-properties style:font-name-complex="Calibri1" style:font-family-complex="Calibri" style:font-family-generic-complex="system" style:font-pitch-complex="variable" style:font-size-complex="11pt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normal" style:font-weight-asian="normal"/>
    </style:style>
    <style:style style:name="ListLabel_20_13" style:display-name="ListLabel 13" style:family="text">
      <style:text-properties fo:font-size="11pt" fo:font-weight="normal" fo:background-color="#00ff00" style:font-size-asian="11pt" style:font-weight-asian="normal" style:font-name-complex="Calibri1" style:font-family-complex="Calibri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4957in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957in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4957in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4957in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4957in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4957in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4957in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0.4957in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0.4957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0.728in" fo:text-indent="-0.3in" fo:margin-left="0.5319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28in" fo:text-indent="-0.4in" fo:margin-left="0.6319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728in" fo:text-indent="-0.5in" fo:margin-left="0.7319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728in" fo:text-indent="-0.6in" fo:margin-left="0.8319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728in" fo:text-indent="-0.7in" fo:margin-left="0.9319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728in" fo:text-indent="-0.8in" fo:margin-left="1.031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728in" fo:text-indent="-0.9in" fo:margin-left="1.131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0.728in" fo:text-indent="-1in" fo:margin-left="1.2319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0.728in" fo:text-indent="-1.1in" fo:margin-left="1.331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0.4957in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957in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4957in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4957in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4957in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4957in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4957in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0.4957in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0.4957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448in"/>
        </style:list-level-properties>
      </text:list-level-style-number>
      <text:list-level-style-number text:level="2" style:num-suffix=".1." style:num-format="">
        <style:list-level-properties text:list-level-position-and-space-mode="label-alignment">
          <style:list-level-label-alignment text:label-followed-by="nothing" fo:text-indent="-0.25in" fo:margin-left="0.94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8in"/>
        </style:list-level-properties>
      </text:list-level-style-number>
      <text:list-level-style-number text:level="4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1.94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8in"/>
        </style:list-level-properties>
      </text:list-level-style-number>
      <text:list-level-style-number text:level="7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3.4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0917in" fo:text-indent="-0.5in" fo:margin-left="1.091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6374in" fo:text-indent="-0.75in" fo:margin-left="1.6374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335in" fo:text-indent="-0.75in" fo:margin-left="1.933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791in" fo:text-indent="-1in" fo:margin-left="2.479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752in" fo:text-indent="-1in" fo:margin-left="2.77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209in" fo:text-indent="-1.25in" fo:margin-left="3.3209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165in" fo:text-indent="-1.25in" fo:margin-left="3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text:style-name="ListLabel_20_11" style:num-suffix="." style:num-format="1" text:display-levels="3">
        <style:list-level-properties text:list-level-position-and-space-mode="label-alignment">
          <style:list-level-label-alignment text:label-followed-by="listtab" text:list-tab-stop-position="1.0917in" fo:text-indent="-0.5in" fo:margin-left="1.091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6374in" fo:text-indent="-0.75in" fo:margin-left="1.6374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335in" fo:text-indent="-0.75in" fo:margin-left="1.933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791in" fo:text-indent="-1in" fo:margin-left="2.479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752in" fo:text-indent="-1in" fo:margin-left="2.77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209in" fo:text-indent="-1.25in" fo:margin-left="3.3209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165in" fo:text-indent="-1.25in" fo:margin-left="3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2" style:num-suffix="." style:num-format="1" text:start-value="3">
        <style:list-level-properties text:list-level-position-and-space-mode="label-alignment">
          <style:list-level-label-alignment text:label-followed-by="listtab" fo:text-indent="-0.3437in" fo:margin-left="0.3437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3437in" fo:margin-left="0.4598in"/>
        </style:list-level-properties>
      </text:list-level-style-number>
      <text:list-level-style-number text:level="3" text:style-name="ListLabel_20_1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319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848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213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329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695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118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781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638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2.095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87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409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19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723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5.25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0.4917in" fo:text-indent="-0.2602in" fo:margin-left="0.26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17in" fo:margin-left="0in" fo:margin-right="0in" fo:margin-top="0.55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Umowa nr XXXXXXXX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Lepa Maria</meta:initial-creator>
    <dc:creator>Wojciech Krauze</dc:creator>
    <meta:editing-cycles>9</meta:editing-cycles>
    <meta:creation-date>2019-04-10T13:04:00</meta:creation-date>
    <dc:date>2019-05-10T09:35:00</dc:date>
    <meta:editing-duration>PT22M</meta:editing-duration>
    <meta:generator>LibreOffice/6.3.4.2.0$Linux_X86_64 LibreOffice_project/30$Build-2</meta:generator>
    <meta:document-statistic meta:table-count="0" meta:image-count="0" meta:object-count="0" meta:page-count="5" meta:paragraph-count="105" meta:word-count="1330" meta:character-count="10510" meta:non-whitespace-character-count="92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